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officeooo:paragraph-rsid="0010503a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7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2" style:family="paragraph" style:parent-style-name="UrbanTitle">
      <style:text-properties style:font-name="Times New Roman1" fo:font-size="14pt" style:font-size-asian="14pt" style:font-size-complex="14pt"/>
    </style:style>
    <style:style style:name="P13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4" style:family="paragraph" style:parent-style-name="UrbanTitle">
      <style:text-properties style:font-name="Times New Roman1" fo:font-size="16pt" style:font-size-asian="16pt" style:font-size-complex="16pt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paragraph" svg:x="0in" svg:y="0.1209in" svg:width="2.8063in" draw:z-index="1"><draw:text-box fo:min-height="1.8118in"><text:p text:style-name="P1"><office:annotation><dc:creator>Gauthier Bastien</dc:creator><dc:date>2011-01-13T14:56:41</dc:date><text:p text:style-name="P15"><text:span text:style-name="T11">do text</text:span></text:p><text:p text:style-name="P15"><text:span text:style-name="T11">from document(at=header, format='odt')</text:span></text:p></office:annotation><text:span text:style-name="T5">Import depuis header.odt</text:span></text:p></draw:text-box></draw:frame></text:p>
      <text:p text:style-name="P12"/>
      <text:p text:style-name="P12"><draw:frame draw:style-name="fr2" draw:name="Cadre1" text:anchor-type="paragraph" svg:x="3.5799in" svg:y="0.1201in" svg:width="3in" svg:height="1.2598in" draw:z-index="2"><draw:text-box><text:p text:style-name="Frame_20_contents"><office:annotation><dc:creator>Gauthier Bastien</dc:creator><dc:date>2011-02-16T14:49:10</dc:date><text:p text:style-name="P15"><text:span text:style-name="T11">do text if not len(self.getApplicants()) &gt; 1</text:span></text:p><text:p text:style-name="P15"><text:span text:style-name="T11">from xhtml(</text:span><text:span text:style-name="T14">tool.decorateHTML('UrbanAddress', </text:span><text:span text:style-name="T11">applicantobj.getSignaletic(withaddress=True,linebyline=True)))</text:span></text:p></office:annotation><text:span text:style-name="T7">Titre Nom Prénom<text:line-break/>Adresse ligne1<text:line-break/>Adresse ligne2</text:span></text:p><text:p text:style-name="P2"><text:span text:style-name="T7"><office:annotation><dc:creator>Gauthier Bastien</dc:creator><dc:date>2011-02-17T09:18:17</dc:date><text:p text:style-name="P15"><text:span text:style-name="T11">do text if </text:span><text:span text:style-name="T14">len(self.getApplicants()) &gt; 1</text:span></text:p></office:annotation></text:span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 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7"> 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3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5"><text:span text:style-name="T12">do text</text:span></text:p><text:p text:style-name="P15"><text:span text:style-name="T12">from document(at=reference, format='odt')</text:span></text:p></office:annotation><text:span text:style-name="T5">Import depuis reference.odt</text:span></text:p></draw:text-box></draw:frame></text:p>
      <text:p text:style-name="P14">Récépissé de dépôt d'une demande de permis d'urbanisme</text:p>
      <text:p text:style-name="P9"/>
      <text:p text:style-name="P4"/>
      <text:p text:style-name="P5"><text:span text:style-name="T9">Je soussigné, </text:span><text:span text:style-name="T10"><text:text-input text:description="">self.getFoldermanagers()[0].getName2()</text:text-input></text:span><text:span text:style-name="T10"> </text:span><text:span text:style-name="T10"><text:text-input text:description="">self.getFoldermanagers()[0].getName1()</text:text-input></text:span><text:span text:style-name="T9">, délégué par la Ville de </text:span><text:span text:style-name="Police_20_par_20_défaut"><text:span text:style-name="T6"><text:text-input text:description="">tool.getCityName()</text:text-input></text:span></text:span><text:span text:style-name="T9">,</text:span></text:p>
      <text:p text:style-name="P4">certifie que, conformément aux dispositions de l'article D.IV.32. du Code du développement territorial,</text:p>
      <text:p text:style-name="P4"/>
      <text:p text:style-name="P8"><text:text-input text:description="Signalétique des demandeurs">self.getApplicantsSignaletic()</text:text-input></text:p>
      <text:p text:style-name="P8"/>
      <text:p text:style-name="P6"><text:span text:style-name="T1"><office:annotation><dc:creator>Gauthier Bastien</dc:creator><dc:date>2011-02-21T10:13:40</dc:date><text:p text:style-name="P15"><text:span text:style-name="T12">do text if (not len(self.getApplicants()) &gt; 1) and (not applicantobj.isPlural())</text:span></text:p></office:annotation></text:span><text:span text:style-name="T1">a déposé une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5"><text:span text:style-name="T12">do text if (len(self.getApplicants()) &gt; 1) or (</text:span><text:span text:style-name="T13">applicantobj.isPlural())</text:span></text:p></office:annotation>ont déposé une demande de permis d'urbanisme ayant pour objet<text:line-break/>"<text:span text:style-name="T3"><text:text-input text:description="Objet du permis">licence_helper.licenceSubject</text:text-input></text:span>",</text:p>
      <text:p text:style-name="P6"><office:annotation><dc:creator>Gauthier Bastien</dc:creator><dc:date>2011-02-21T10:09:27</dc:date><text:p text:style-name="P15"><text:span text:style-name="T12">do text if not len(self.getParcels()) &gt; 1</text:span></text:p></office:annotation>sur la parcelle située <text:span text:style-name="T3"><office:annotation><dc:creator>Gauthier Bastien</dc:creator><dc:date>2011-02-21T10:13:40</dc:date><text:p text:style-name="P15"><text:span text:style-name="T12">do text if len(self.getParcels()) ==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">self.getPortionOutsText()</text:text-input></text:span><text:span text:style-name="T4">.</text:span></text:p>
      <text:p text:style-name="P10"><office:annotation><dc:creator>Gauthier Bastien</dc:creator><dc:date>2011-02-21T10:12:18</dc:date><text:p text:style-name="P15"><text:span text:style-name="T12">do text if len(self.getParcels()) &gt; 1</text:span></text:p></office:annotation>sur les parcelles situées <text:span text:style-name="T3"><text:text-input text:description="Lieu des travaux">self.getWorkLocationSignaletic()</text:text-input></text:span><text:span text:style-name="T3"><text:line-break/></text:span>et inscrites au cadastre, <text:span text:style-name="T3"><text:text-input text:description="">self.getPortionOutsText()</text:text-input></text:span>.</text:p>
      <text:p text:style-name="P11"/>
      <text:p text:style-name="P4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4"/>
      <text:p text:style-name="P4">À défaut de cet envoi, la procédure administrative de votre demande sera poursuivie selon les dispositions visées à l’article D.IV.33 alinéa 2 du CoDT.</text:p>
      <text:p text:style-name="P4"/>
      <text:p text:style-name="P4">Le présent document n’a nullement valeur d’accusé de réception au sens de l’article D.IV.33. du CoDT ou des arrêtés d’exécutions relatifs au permis d’environnement.</text:p>
      <text:p text:style-name="P4"/>
      <text:p text:style-name="P4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19T11:20:37.207721477</dc:date>
    <meta:editing-duration>PT3H28M44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18" meta:character-count="1634" meta:non-whitespace-character-count="1462"/>
  </office:meta>
</office:document-meta>
</file>